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 officeooo:rsid="002cdf0a" officeooo:paragraph-rsid="00495da2"/>
    </style:style>
    <style:style style:name="P2" style:family="paragraph" style:parent-style-name="Standard" style:list-style-name="L1">
      <style:text-properties officeooo:rsid="0045b367" officeooo:paragraph-rsid="0049f932" fo:background-color="transparent"/>
    </style:style>
    <style:style style:name="P3" style:family="paragraph" style:parent-style-name="Standard" style:list-style-name="L2">
      <style:text-properties officeooo:paragraph-rsid="00332df0"/>
    </style:style>
    <style:style style:name="P4" style:family="paragraph" style:parent-style-name="Standard" style:list-style-name="L2">
      <style:text-properties officeooo:paragraph-rsid="003d76d1"/>
    </style:style>
    <style:style style:name="P5" style:family="paragraph" style:parent-style-name="Standard" style:list-style-name="L2">
      <style:text-properties fo:font-weight="normal" officeooo:rsid="0031a08c" officeooo:paragraph-rsid="00332df0" style:font-weight-asian="normal" style:font-weight-complex="normal"/>
    </style:style>
    <style:style style:name="P6" style:family="paragraph" style:parent-style-name="Standard" style:list-style-name="L3">
      <style:text-properties fo:font-weight="bold" officeooo:rsid="000709b9" officeooo:paragraph-rsid="001d75a2" style:font-weight-asian="bold" style:font-weight-complex="bold"/>
    </style:style>
    <style:style style:name="P7" style:family="paragraph" style:parent-style-name="Standard" style:list-style-name="L3">
      <style:text-properties fo:font-weight="bold" officeooo:rsid="00074dcf" officeooo:paragraph-rsid="000f3a13" style:font-weight-asian="bold" style:font-weight-complex="bold"/>
    </style:style>
    <style:style style:name="P8" style:family="paragraph" style:parent-style-name="Standard" style:list-style-name="L3">
      <style:text-properties fo:font-weight="bold" officeooo:rsid="001c7e43" officeooo:paragraph-rsid="001c7e43" style:font-weight-asian="bold" style:font-weight-complex="bold"/>
    </style:style>
    <style:style style:name="P9" style:family="paragraph" style:parent-style-name="Standard" style:list-style-name="L3">
      <style:text-properties officeooo:rsid="00074dcf" officeooo:paragraph-rsid="001d75a2"/>
    </style:style>
    <style:style style:name="P10" style:family="paragraph" style:parent-style-name="Standard" style:list-style-name="L3">
      <style:text-properties officeooo:rsid="000709b9" officeooo:paragraph-rsid="00324301"/>
    </style:style>
    <style:style style:name="P11" style:family="paragraph" style:parent-style-name="Standard" style:list-style-name="L3">
      <style:text-properties officeooo:rsid="000c8ba8" officeooo:paragraph-rsid="001d75a2"/>
    </style:style>
    <style:style style:name="P12" style:family="paragraph" style:parent-style-name="Standard" style:list-style-name="L3">
      <style:text-properties officeooo:rsid="001c7e43" officeooo:paragraph-rsid="001d75a2"/>
    </style:style>
    <style:style style:name="P13" style:family="paragraph" style:parent-style-name="Standard" style:list-style-name="L3">
      <style:text-properties officeooo:rsid="001c7e43" officeooo:paragraph-rsid="0020669f"/>
    </style:style>
    <style:style style:name="P14" style:family="paragraph" style:parent-style-name="Standard" style:list-style-name="L4">
      <style:text-properties officeooo:rsid="0023d3e0" officeooo:paragraph-rsid="004556e2"/>
    </style:style>
    <style:style style:name="P15" style:family="paragraph" style:parent-style-name="Standard" style:list-style-name="L4">
      <style:text-properties officeooo:rsid="0023df29" officeooo:paragraph-rsid="00468c59"/>
    </style:style>
    <style:style style:name="P16" style:family="paragraph" style:parent-style-name="Standard" style:list-style-name="L4">
      <style:text-properties officeooo:rsid="0023df29" officeooo:paragraph-rsid="004556e2"/>
    </style:style>
    <style:style style:name="P17" style:family="paragraph" style:parent-style-name="Standard" style:list-style-name="L4">
      <style:text-properties officeooo:rsid="0025e4e3" officeooo:paragraph-rsid="00468c59"/>
    </style:style>
    <style:style style:name="P18" style:family="paragraph" style:parent-style-name="Standard" style:list-style-name="L4">
      <style:text-properties officeooo:rsid="0025e4e3" officeooo:paragraph-rsid="0047d997"/>
    </style:style>
    <style:style style:name="P19" style:family="paragraph" style:parent-style-name="Standard" style:list-style-name="L4">
      <style:text-properties officeooo:rsid="0025e4e3" officeooo:paragraph-rsid="004556e2"/>
    </style:style>
    <style:style style:name="P20" style:family="paragraph" style:parent-style-name="Standard" style:list-style-name="L5">
      <style:text-properties officeooo:rsid="00263bc0" officeooo:paragraph-rsid="00263bc0"/>
    </style:style>
    <style:style style:name="P21" style:family="paragraph" style:parent-style-name="Standard" style:list-style-name="L5">
      <style:text-properties officeooo:rsid="0026aa28" officeooo:paragraph-rsid="0026aa28"/>
    </style:style>
    <style:style style:name="P22" style:family="paragraph" style:parent-style-name="Standard" style:list-style-name="L5">
      <style:text-properties officeooo:rsid="00295c63" officeooo:paragraph-rsid="00295c63"/>
    </style:style>
    <style:style style:name="P23" style:family="paragraph" style:parent-style-name="Standard" style:list-style-name="L5">
      <style:text-properties officeooo:rsid="0072a9d9" officeooo:paragraph-rsid="0043b51d"/>
    </style:style>
    <style:style style:name="P24" style:family="paragraph" style:parent-style-name="Heading_20_2">
      <style:text-properties officeooo:paragraph-rsid="00332df0"/>
    </style:style>
    <style:style style:name="P25" style:family="paragraph" style:parent-style-name="Heading_20_2">
      <style:text-properties officeooo:paragraph-rsid="003b3745"/>
    </style:style>
    <style:style style:name="P26" style:family="paragraph" style:parent-style-name="Heading_20_1">
      <style:text-properties fo:font-weight="bold" officeooo:rsid="00074dcf" officeooo:paragraph-rsid="004b3163" style:font-weight-asian="bold" style:font-weight-complex="bold"/>
    </style:style>
    <style:style style:name="P27" style:family="paragraph" style:parent-style-name="Heading_20_1">
      <style:text-properties officeooo:paragraph-rsid="004b3163"/>
    </style:style>
    <style:style style:name="T1" style:family="text">
      <style:text-properties officeooo:rsid="005af00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598fc2"/>
    </style:style>
    <style:style style:name="T4" style:family="text">
      <style:text-properties style:font-name="Liberation Serif1" officeooo:rsid="005af003" style:font-name-asian="Liberation Serif1" style:font-name-complex="Liberation Serif1"/>
    </style:style>
    <style:style style:name="T5" style:family="text">
      <style:text-properties officeooo:rsid="0058eca5"/>
    </style:style>
    <style:style style:name="T6" style:family="text">
      <style:text-properties officeooo:rsid="00074dcf"/>
    </style:style>
    <style:style style:name="T7" style:family="text">
      <style:text-properties fo:font-weight="bold" officeooo:rsid="00074dcf" style:font-weight-asian="bold" style:font-weight-complex="bold"/>
    </style:style>
    <style:style style:name="T8" style:family="text">
      <style:text-properties fo:font-weight="bold" officeooo:rsid="0009b48b" style:font-weight-asian="bold" style:font-weight-complex="bold"/>
    </style:style>
    <style:style style:name="T9" style:family="text">
      <style:text-properties fo:font-weight="bold" officeooo:rsid="001ad064" style:font-weight-asian="bold" style:font-weight-complex="bold"/>
    </style:style>
    <style:style style:name="T10" style:family="text">
      <style:text-properties fo:font-weight="bold" officeooo:rsid="001c7e43" style:font-weight-asian="bold" style:font-weight-complex="bold"/>
    </style:style>
    <style:style style:name="T11" style:family="text">
      <style:text-properties fo:font-weight="bold" officeooo:rsid="003d76d1" style:font-weight-asian="bold" style:font-weight-complex="bold"/>
    </style:style>
    <style:style style:name="T12" style:family="text">
      <style:text-properties fo:font-weight="bold" officeooo:rsid="0064b03f" style:font-weight-asian="bold" style:font-weight-complex="bold"/>
    </style:style>
    <style:style style:name="T13" style:family="text">
      <style:text-properties officeooo:rsid="001ad064"/>
    </style:style>
    <style:style style:name="T14" style:family="text">
      <style:text-properties officeooo:rsid="001b825a"/>
    </style:style>
    <style:style style:name="T15" style:family="text">
      <style:text-properties fo:font-style="italic" fo:font-weight="normal" officeooo:rsid="001ad064" style:font-style-asian="italic" style:font-weight-asian="normal" style:font-style-complex="italic" style:font-weight-complex="normal"/>
    </style:style>
    <style:style style:name="T16" style:family="text">
      <style:text-properties officeooo:rsid="0020669f"/>
    </style:style>
    <style:style style:name="T17" style:family="text">
      <style:text-properties fo:color="#666666" officeooo:rsid="00074dcf"/>
    </style:style>
    <style:style style:name="T18" style:family="text">
      <style:text-properties officeooo:rsid="0025e4e3"/>
    </style:style>
    <style:style style:name="T19" style:family="text">
      <style:text-properties style:use-window-font-color="true" officeooo:rsid="00263bc0"/>
    </style:style>
    <style:style style:name="T20" style:family="text">
      <style:text-properties style:use-window-font-color="true" fo:font-weight="normal" officeooo:rsid="001ad064" style:font-weight-asian="normal" style:font-weight-complex="normal"/>
    </style:style>
    <style:style style:name="T21" style:family="text">
      <style:text-properties style:use-window-font-color="true" fo:font-weight="normal" officeooo:rsid="001c7e43" style:font-weight-asian="normal" style:font-weight-complex="normal"/>
    </style:style>
    <style:style style:name="T22" style:family="text">
      <style:text-properties style:use-window-font-color="true" fo:font-weight="normal" officeooo:rsid="00263bc0" style:font-weight-asian="normal" style:font-weight-complex="normal"/>
    </style:style>
    <style:style style:name="T23" style:family="text">
      <style:text-properties style:use-window-font-color="true" fo:font-weight="normal" officeooo:rsid="00324301" style:font-weight-asian="normal" style:font-weight-complex="normal"/>
    </style:style>
    <style:style style:name="T24" style:family="text">
      <style:text-properties officeooo:rsid="0026aa28"/>
    </style:style>
    <style:style style:name="T25" style:family="text">
      <style:text-properties officeooo:rsid="00295c63"/>
    </style:style>
    <style:style style:name="T26" style:family="text">
      <style:text-properties officeooo:rsid="002b2c51"/>
    </style:style>
    <style:style style:name="T27" style:family="text">
      <style:text-properties officeooo:rsid="00331665"/>
    </style:style>
    <style:style style:name="T28" style:family="text">
      <style:text-properties officeooo:rsid="00332df0"/>
    </style:style>
    <style:style style:name="T29" style:family="text">
      <style:text-properties fo:font-weight="normal" officeooo:rsid="001ad064" style:font-weight-asian="normal" style:font-weight-complex="normal"/>
    </style:style>
    <style:style style:name="T30" style:family="text">
      <style:text-properties fo:font-weight="normal" officeooo:rsid="003d76d1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e664f"/>
    </style:style>
    <style:style style:name="T33" style:family="text">
      <style:text-properties officeooo:rsid="0041db85"/>
    </style:style>
    <style:style style:name="T34" style:family="text">
      <style:text-properties officeooo:rsid="0023d3e0"/>
    </style:style>
    <style:style style:name="T35" style:family="text">
      <style:text-properties officeooo:rsid="004556e2"/>
    </style:style>
    <style:style style:name="T36" style:family="text">
      <style:text-properties officeooo:rsid="0023df29"/>
    </style:style>
    <style:style style:name="T37" style:family="text">
      <style:text-properties officeooo:rsid="00468c59"/>
    </style:style>
    <style:style style:name="T38" style:family="text">
      <style:text-properties officeooo:rsid="0049f932"/>
    </style:style>
    <style:style style:name="T39" style:family="text">
      <style:text-properties officeooo:rsid="0064b0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gin</text:p>
      <text:h text:style-name="P27" text:outline-level="1">Modelo <text:span text:style-name="T39">(ya implementado por registro)</text:span></text:h>
      <text:list xml:id="list4527136862304708325" text:style-name="L1">
        <text:list-item>
          <text:p text:style-name="P2">Lo mismo que en <text:span text:style-name="T38">Registro</text:span>.</text:p>
        </text:list-item>
      </text:list>
      <text:h text:style-name="P27" text:outline-level="1"><text:span text:style-name="T8">V</text:span><text:span text:style-name="T7">ista </text:span><text:span text:style-name="T12">(refactorizar)</text:span></text:h>
      <text:h text:style-name="P24" text:outline-level="2">Refactorizar login.<text:span text:style-name="T33">html</text:span> <text:span text:style-name="T14">(JSP + JS/AJAX)</text:span></text:h>
      <text:list xml:id="list5264249139898411352" text:style-name="L2">
        <text:list-item>
          <text:p text:style-name="P3"><text:span text:style-name="T9">login.html</text:span><text:span text:style-name="T13"> + </text:span><text:span text:style-name="T9">login_confirm.html</text:span><text:span text:style-name="T13">: cambiar extensión de </text:span><text:span text:style-name="T9">html</text:span><text:span text:style-name="T13"> a </text:span><text:span text:style-name="T9">jsp</text:span></text:p>
        </text:list-item>
        <text:list-item>
          <text:p text:style-name="P3"><text:span text:style-name="T9">login.html</text:span><text:span text:style-name="T13">: substituir código repetido por </text:span><text:span text:style-name="T15">includes</text:span><text:span text:style-name="T13">: </text:span><text:span text:style-name="T9">header.jsp</text:span><text:span text:style-name="T13"> + </text:span><text:span text:style-name="T9">menu.jsp</text:span><text:span text:style-name="T13"> + </text:span><text:span text:style-name="T9">footer.jsp</text:span></text:p>
        </text:list-item>
        <text:list-item>
          <text:p text:style-name="P3"><text:span text:style-name="T9">login_confirm.html</text:span><text:span text:style-name="T13">: substituir código repetido por </text:span><text:span text:style-name="T15">includes</text:span><text:span text:style-name="T13">: </text:span><text:span text:style-name="T9">confirm.jsp</text:span></text:p>
        </text:list-item>
        <text:list-item>
          <text:p text:style-name="P4"><text:span text:style-name="T9">login.js</text:span><text:span text:style-name="T13"> + </text:span><text:span text:style-name="T9">redirect.js</text:span><text:span text:style-name="T13"> + </text:span><text:span text:style-name="T9">sesion.js</text:span><text:span text:style-name="T13">: cambiar referencias<text:line-break/></text:span><text:span text:style-name="T9">./login.html</text:span><text:span text:style-name="T13"> por </text:span><text:span text:style-name="T9">./login</text:span><text:span text:style-name="T13"><text:line-break/>./</text:span><text:span text:style-name="T9">login_confirm.html</text:span><text:span text:style-name="T13"> por ./</text:span><text:span text:style-name="T9">confirm</text:span><text:span text:style-name="T10">arLogin</text:span><text:span text:style-name="T29"><text:line-break/></text:span><text:span text:style-name="T9">./</text:span><text:span text:style-name="T11">index.html</text:span><text:span text:style-name="T30"> por </text:span><text:span text:style-name="T11">./buscar</text:span></text:p>
        </text:list-item>
        <text:list-item>
          <text:p text:style-name="P5"><text:span text:style-name="T9">login.js</text:span> <text:span text:style-name="T27">c</text:span>ambiar URL <text:span text:style-name="T32">mocky,</text:span> en AJAX, por <text:span text:style-name="T9">./login</text:span></text:p>
        </text:list-item>
      </text:list>
      <text:h text:style-name="P27" text:outline-level="1">Controlador <text:span text:style-name="T39">(implementar)</text:span></text:h>
      <text:list xml:id="list7067490898092888953" text:style-name="L3">
        <text:list-item>
          <text:p text:style-name="P6">LoginServlet</text:p>
          <text:list>
            <text:list-item>
              <text:p text:style-name="P9">/login</text:p>
            </text:list-item>
            <text:list-item>
              <text:p text:style-name="P9">doGet: devolver a login.jsp y mostrar errores si los hay</text:p>
            </text:list-item>
            <text:list-item>
              <text:p text:style-name="P10"><text:span text:style-name="T6">doPost: validar datos provinientes del formulario del navegador<text:line-break/></text:span><text:span text:style-name="T17">(no confundir con la validadción Javascript en el navegador)<text:line-break/></text:span><text:span text:style-name="T19">Validación correcta: devolver </text:span><text:span text:style-name="T23">JSON (como mocky), </text:span><text:span text:style-name="T19">redirigir a </text:span><text:span text:style-name="T20">./confirm</text:span><text:span text:style-name="T21">arLogin<text:line-break/></text:span><text:span text:style-name="T22">Validación incorrecta: doGet (pasar errores a la plantilla)</text:span></text:p>
            </text:list-item>
          </text:list>
        </text:list-item>
        <text:list-item>
          <text:p text:style-name="P7">LogoutServlet</text:p>
          <text:list>
            <text:list-item>
              <text:p text:style-name="P11">/logout</text:p>
            </text:list-item>
            <text:list-item>
              <text:p text:style-name="P11">doGet: devolver a login.jsp</text:p>
            </text:list-item>
          </text:list>
        </text:list-item>
        <text:list-item>
          <text:p text:style-name="P8">ConfirmarLogin</text:p>
          <text:list>
            <text:list-item>
              <text:p text:style-name="P12">/confirmarLogin</text:p>
            </text:list-item>
            <text:list-item>
              <text:p text:style-name="P13">doGet: <text:span text:style-name="T16">devolver a confirm.jsp</text:span></text:p>
            </text:list-item>
          </text:list>
        </text:list-item>
      </text:list>
      <text:h text:style-name="P26" text:outline-level="1">Testing <text:span text:style-name="T39">(implementar y probar)</text:span></text:h>
      <text:h text:style-name="Heading_20_2" text:outline-level="2"><text:span text:style-name="T28">Pruebas unitarias (</text:span>jUnit<text:span text:style-name="T28">):</text:span> <text:span text:style-name="T6">Database</text:span></text:h>
      <text:list xml:id="list3265599240527487583" text:style-name="L4">
        <text:list-item>
          <text:p text:style-name="P14">+ get<text:span text:style-name="T35">SessionToken</text:span>(<text:span text:style-name="T35">Usuario usuarioAIdentificar</text:span>): <text:span text:style-name="T35">String</text:span></text:p>
          <text:list>
            <text:list-item>
              <text:p text:style-name="P15"><text:span text:style-name="T18">Verificar que: getSessionToken</text:span>(null): null</text:p>
            </text:list-item>
            <text:list-item>
              <text:p text:style-name="P15"><text:span text:style-name="T18">Verificar que: getSessionToken</text:span>(<text:span text:style-name="T37">usuarioInexistenteEnBD</text:span>): null</text:p>
            </text:list-item>
            <text:list-item>
              <text:p text:style-name="P15"><text:span text:style-name="T18">Verificar que: getSessionToken</text:span>(<text:span text:style-name="T37">usuarioIdentificadoCorrectamente</text:span>): <text:span text:style-name="T37">JSESSION</text:span></text:p>
            </text:list-item>
            <text:list-item>
              <text:p text:style-name="P17">Verificar que: <text:span text:style-name="T34">getSessionToken</text:span>(<text:span text:style-name="T37">usuarioNoIdentificadoCorrectamente</text:span>): <text:span text:style-name="T37">null</text:span></text:p>
            </text:list-item>
          </text:list>
        </text:list-item>
        <text:list-item>
          <text:p text:style-name="P14"><text:span text:style-name="T35">+ s</text:span>et<text:span text:style-name="T35">SessionToken</text:span>(<text:span text:style-name="T35">Usuario usuarioIdentificado, </text:span>String <text:span text:style-name="T35">token</text:span>): <text:span text:style-name="T35">boolean</text:span></text:p>
          <text:list>
            <text:list-item>
              <text:p text:style-name="P15"><text:span text:style-name="T18">Verificar que: setSessionToken</text:span>(<text:span text:style-name="T37">null, </text:span>null): <text:span text:style-name="T37">false</text:span></text:p>
            </text:list-item>
            <text:list-item>
              <text:p text:style-name="P15"><text:span text:style-name="T18">Verificar que: setSessionToken</text:span>(<text:span text:style-name="T37">null, JSESSION</text:span>): <text:span text:style-name="T37">false</text:span></text:p>
            </text:list-item>
            <text:list-item>
              <text:p text:style-name="P15"><text:span text:style-name="T18">Verificar que: setSessionToken</text:span>(<text:span text:style-name="T37">cualquierUsuario, </text:span>null): <text:span text:style-name="T37">false</text:span></text:p>
            </text:list-item>
            <text:list-item>
              <text:p text:style-name="P15"><text:span text:style-name="T18">Verificar que: setSessionToken</text:span>(<text:span text:style-name="T37">usuarioIdentificadoCorrectamente, JSESSION</text:span>): <text:span text:style-name="T37">true</text:span></text:p>
            </text:list-item>
            <text:list-item>
              <text:p text:style-name="P17">Verificar que: <text:span text:style-name="T37">setSessionToken</text:span>(<text:span text:style-name="T37">usuarioNoIdentificadoCorrectamente, JSESSION</text:span>): <text:span text:style-name="T37">false</text:span></text:p>
            </text:list-item>
            <text:list-item>
              <text:p text:style-name="P18">Verificar que: setSessionToken<text:span text:style-name="T36">(usuarioIdentificadoCorrectamente1, JSESSION1): true<text:line-break/>y </text:span>getSessionToken<text:span text:style-name="T36">(usuarioIdentificadoCorrectamente1) == JSESSION1</text:span></text:p>
            </text:list-item>
          </text:list>
        </text:list-item>
        <text:list-item>
          <text:p text:style-name="P14">+getUsuario(String email): Usuario</text:p>
          <text:list>
            <text:list-item>
              <text:p text:style-name="P16"><text:span text:style-name="T18">Verificar que: </text:span>getUsuario(null): null</text:p>
            </text:list-item>
            <text:list-item>
              <text:p text:style-name="P16"><text:span text:style-name="T18">Verificar que: </text:span>getUsuario(“email@inexistente.com”): null</text:p>
            </text:list-item>
            <text:list-item>
              <text:p text:style-name="P19">Verificar que: getUsuario(“email@existente.com”): usuarioConEmail@existente.com</text:p>
            </text:list-item>
          </text:list>
        </text:list-item>
      </text:list>
      <text:h text:style-name="P25" text:outline-level="2"><text:soft-page-break/>Pruebas de <text:span text:style-name="T31">“integración”</text:span></text:h>
      <text:list xml:id="list1154616696425193062" text:style-name="L5">
        <text:list-item>
          <text:p text:style-name="P20"><text:span text:style-name="T25">Verificar c</text:span>aso feliz: usuario <text:span text:style-name="T24">y password ok. Página confirmación. Redirección página previa</text:span></text:p>
        </text:list-item>
        <text:list-item>
          <text:p text:style-name="P21"><text:span text:style-name="T25">Verificar u</text:span>suario o password incorrecto. Mensaje de error</text:p>
        </text:list-item>
        <text:list-item>
          <text:p text:style-name="P22">Verificar (sesión) que no se puede acceder a zonas privadas sin estar identificado<text:line-break/><text:span text:style-name="T26">Zonas públicas: pantalla inicial (búsqueda) y resultados de búsqueda</text:span></text:p>
        </text:list-item>
        <text:list-item>
          <text:p text:style-name="P23">Verificar que muestra una funcionalidad equivalente a la versión de antes del sp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01cm" loext:contextual-spacing="false" fo:text-indent="0cm" style:auto-text-indent="false"/>
      <style:text-properties fo:color="#999999" fo:font-size="130%" fo:font-weight="bold" style:font-size-asian="130%" style:font-weight-asian="normal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top="0.1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cm" fo:margin-bottom="0cm" loext:contextual-spacing="false" fo:text-indent="0cm" style:auto-text-indent="false"/>
      <style:text-properties fo:font-size="14pt" fo:font-weight="bold" style:font-size-asian="115%" style:font-weight-asian="normal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 officeooo:rsid="002cdf0a" officeooo:paragraph-rsid="00495da2"/>
    </style:style>
    <style:style style:name="MT1" style:family="text">
      <style:text-properties officeooo:rsid="005af003"/>
    </style:style>
    <style:style style:name="MT2" style:family="text">
      <style:text-properties style:text-position="super 58%" officeooo:rsid="00598fc2"/>
    </style:style>
    <style:style style:name="MT3" style:family="text">
      <style:text-properties style:text-position="super 58%"/>
    </style:style>
    <style:style style:name="MT4" style:family="text">
      <style:text-properties style:font-name="Liberation Serif1" officeooo:rsid="005af003" style:font-name-asian="Liberation Serif1" style:font-name-complex="Liberation Serif1"/>
    </style:style>
    <style:style style:name="MT5" style:family="text">
      <style:text-properties officeooo:rsid="0058eca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5</text:span>h<text:span text:style-name="MT2"> (</text:span><text:span text:style-name="MT3">V</text:span><text:span text:style-name="MT2">)</text:span> + <text:span text:style-name="MT1">5</text:span>h<text:span text:style-name="MT2"> (</text:span><text:span text:style-name="MT3">L</text:span><text:span text:style-name="MT2">)</text:span> + <text:span text:style-name="MT1">3½ </text:span>h<text:span text:style-name="MT2"> (</text:span><text:span text:style-name="MT3">M</text:span><text:span text:style-name="MT2">)</text:span> <text:span text:style-name="MT4">≈</text:span> <text:span text:style-name="MT5">13½ </text:span><text:s/>h/<text:span text:style-name="MT5">programado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52:30.514934238</meta:creation-date>
    <meta:editing-duration>PT1M32S</meta:editing-duration>
    <meta:editing-cycles>2</meta:editing-cycles>
    <meta:generator>LibreOffice/5.1.6.2$Linux_X86_64 LibreOffice_project/10m0$Build-2</meta:generator>
    <dc:date>2018-05-25T12:52:31.532525353</dc:date>
    <meta:document-statistic meta:table-count="0" meta:image-count="0" meta:object-count="0" meta:page-count="2" meta:paragraph-count="45" meta:word-count="320" meta:character-count="2653" meta:non-whitespace-character-count="2415"/>
  </office:meta>
</office:document-meta>
</file>